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667in" table:align="left"/>
    </style:style>
    <style:style style:name="Table1.A" style:family="table-column">
      <style:table-column-properties style:column-width="0.7604in"/>
    </style:style>
    <style:style style:name="Table1.B" style:family="table-column">
      <style:table-column-properties style:column-width="0.1361in"/>
    </style:style>
    <style:style style:name="Table1.I" style:family="table-column">
      <style:table-column-properties style:column-width="0.1465in"/>
    </style:style>
    <style:style style:name="Table1.J" style:family="table-column">
      <style:table-column-properties style:column-width="0.4069in"/>
    </style:style>
    <style:style style:name="Table1.A1" style:family="table-cell">
      <style:table-cell-properties style:vertical-align="middle" fo:background-color="#ddeeff" fo:padding="0.0194in" fo:border="none">
        <style:background-image/>
      </style:table-cell-properties>
    </style:style>
    <style:style style:name="Table1.B1" style:family="table-cell">
      <style:table-cell-properties style:vertical-align="middle" fo:padding="0.0194in" fo:border="none"/>
    </style:style>
    <style:style style:name="Table2" style:family="table">
      <style:table-properties style:width="0.1174in" table:align="left"/>
    </style:style>
    <style:style style:name="Table2.A" style:family="table-column">
      <style:table-column-properties style:column-width="0.1174in"/>
    </style:style>
    <style:style style:name="Table2.A1" style:family="table-cell">
      <style:table-cell-properties style:vertical-align="middle" fo:padding="0.0194in" fo:border="none"/>
    </style:style>
    <style:style style:name="P1" style:family="paragraph" style:parent-style-name="Standard">
      <style:paragraph-properties fo:margin-left="0.4898in" fo:margin-right="0in" fo:text-indent="0in" style:auto-text-indent="false">
        <style:tab-stops/>
      </style:paragraph-properties>
      <style:text-properties officeooo:paragraph-rsid="00183dd5"/>
    </style:style>
    <style:style style:name="P2" style:family="paragraph" style:parent-style-name="Standard">
      <style:paragraph-properties fo:margin-left="0.4898in" fo:margin-right="0in" fo:text-indent="0in" style:auto-text-indent="false">
        <style:tab-stops/>
      </style:paragraph-properties>
      <style:text-properties fo:font-weight="bold" officeooo:paragraph-rsid="00183dd5" style:font-weight-asian="bold" style:font-weight-complex="bold"/>
    </style:style>
    <style:style style:name="P3" style:family="paragraph" style:parent-style-name="Standard">
      <style:paragraph-properties fo:margin-left="0.4898in" fo:margin-right="0in" fo:text-indent="0in" style:auto-text-indent="false">
        <style:tab-stops/>
      </style:paragraph-properties>
      <style:text-properties fo:font-weight="bold" officeooo:paragraph-rsid="001dc98a" style:font-weight-asian="bold" style:font-weight-complex="bold"/>
    </style:style>
    <style:style style:name="P4" style:family="paragraph" style:parent-style-name="Standard">
      <style:paragraph-properties fo:margin-left="0.4898in" fo:margin-right="0in" fo:text-indent="0in" style:auto-text-indent="false">
        <style:tab-stops/>
      </style:paragraph-properties>
      <style:text-properties officeooo:paragraph-rsid="0019ff37"/>
    </style:style>
    <style:style style:name="P5" style:family="paragraph" style:parent-style-name="Standard">
      <style:paragraph-properties fo:margin-left="0.4898in" fo:margin-right="0in" fo:text-indent="0in" style:auto-text-indent="false">
        <style:tab-stops/>
      </style:paragraph-properties>
      <style:text-properties officeooo:paragraph-rsid="001dc98a"/>
    </style:style>
    <style:style style:name="P6" style:family="paragraph" style:parent-style-name="Standard">
      <style:paragraph-properties fo:margin-left="0.4898in" fo:margin-right="0in" fo:text-indent="0in" style:auto-text-indent="false">
        <style:tab-stops/>
      </style:paragraph-properties>
      <style:text-properties fo:font-weight="normal" officeooo:paragraph-rsid="001e6e42" style:font-weight-asian="normal" style:font-weight-complex="normal"/>
    </style:style>
    <style:style style:name="P7" style:family="paragraph" style:parent-style-name="Standard">
      <style:paragraph-properties fo:margin-left="0.4898in" fo:margin-right="0in" fo:text-indent="0in" style:auto-text-indent="false">
        <style:tab-stops/>
      </style:paragraph-properties>
      <style:text-properties fo:font-weight="normal" officeooo:paragraph-rsid="001f975e" style:font-weight-asian="normal" style:font-weight-complex="normal"/>
    </style:style>
    <style:style style:name="P8" style:family="paragraph" style:parent-style-name="Standard">
      <style:paragraph-properties fo:margin-left="0.4898in" fo:margin-right="0in" fo:text-indent="0in" style:auto-text-indent="false">
        <style:tab-stops/>
      </style:paragraph-properties>
      <style:text-properties fo:font-weight="normal" officeooo:paragraph-rsid="00213093" style:font-weight-asian="normal" style:font-weight-complex="normal"/>
    </style:style>
    <style:style style:name="P9" style:family="paragraph" style:parent-style-name="Standard">
      <style:paragraph-properties fo:margin-left="0in" fo:margin-right="0in" fo:text-indent="0in" style:auto-text-indent="false">
        <style:tab-stops/>
      </style:paragraph-properties>
      <style:text-properties fo:font-weight="normal" officeooo:paragraph-rsid="00213093" style:font-weight-asian="normal" style:font-weight-complex="normal"/>
    </style:style>
    <style:style style:name="P10" style:family="paragraph" style:parent-style-name="Standard">
      <style:paragraph-properties fo:margin-left="0in" fo:margin-right="0in" fo:text-indent="0in" style:auto-text-indent="false">
        <style:tab-stops/>
      </style:paragraph-properties>
      <style:text-properties fo:font-weight="normal" officeooo:paragraph-rsid="0022fd36" style:font-weight-asian="normal" style:font-weight-complex="normal"/>
    </style:style>
    <style:style style:name="P11" style:family="paragraph" style:parent-style-name="Text_20_body">
      <style:paragraph-properties fo:margin-top="0in" fo:margin-bottom="0in"/>
      <style:text-properties fo:font-size="2pt" style:font-size-asian="2pt" style:font-size-complex="2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2pt" style:font-size-asian="2pt" style:font-size-complex="2pt"/>
    </style:style>
    <style:style style:name="P14" style:family="paragraph" style:parent-style-name="Table_20_Contents" style:list-style-name="">
      <style:text-properties fo:font-size="2pt" style:font-size-asian="2pt" style:font-size-complex="2pt"/>
    </style:style>
    <style:style style:name="P15" style:family="paragraph" style:parent-style-name="Table_20_Contents">
      <style:paragraph-properties fo:text-align="end" style:justify-single-word="false"/>
      <style:text-properties fo:font-weight="bold"/>
    </style:style>
    <style:style style:name="P16" style:family="paragraph" style:parent-style-name="Table_20_Contents">
      <style:paragraph-properties fo:text-align="end" style:justify-single-word="false" fo:padding-left="0.0193in" fo:padding-right="0in" fo:padding-top="0.0193in" fo:padding-bottom="0.0193in" fo:border-left="0.0008in solid #aaaaaa" fo:border-right="none" fo:border-top="0.0008in solid #aaaaaa" fo:border-bottom="0.0008in solid #aaaaaa"/>
      <style:text-properties fo:font-weight="bold"/>
    </style:style>
    <style:style style:name="P17" style:family="paragraph" style:parent-style-name="Table_20_Contents">
      <style:paragraph-properties fo:text-align="end" style:justify-single-word="false" fo:padding-left="0in" fo:padding-right="0in" fo:padding-top="0.0193in" fo:padding-bottom="0.0193in" fo:border-left="none" fo:border-right="none" fo:border-top="0.0008in solid #aaaaaa" fo:border-bottom="0.0008in solid #aaaaaa"/>
      <style:text-properties fo:font-weight="bold"/>
    </style:style>
    <style:style style:name="P18" style:family="paragraph" style:parent-style-name="Table_20_Contents">
      <style:paragraph-properties fo:text-align="end" style:justify-single-word="false" fo:padding-left="0in" fo:padding-right="0.0193in" fo:padding-top="0.0193in" fo:padding-bottom="0.0193in" fo:border-left="none" fo:border-right="0.0008in solid #aaaaaa" fo:border-top="0.0008in solid #aaaaaa" fo:border-bottom="0.0008in solid #aaaaaa"/>
      <style:text-properties fo:font-weight="bold"/>
    </style:style>
    <style:style style:name="T1" style:family="text">
      <style:text-properties officeooo:rsid="00183dd5"/>
    </style:style>
    <style:style style:name="T2" style:family="text">
      <style:text-properties officeooo:rsid="0019ff37"/>
    </style:style>
    <style:style style:name="T3" style:family="text">
      <style:text-properties officeooo:rsid="001b900d"/>
    </style:style>
    <style:style style:name="T4" style:family="text">
      <style:text-properties officeooo:rsid="001bccc7"/>
    </style:style>
    <style:style style:name="T5" style:family="text">
      <style:text-properties officeooo:rsid="001dc98a"/>
    </style:style>
    <style:style style:name="T6" style:family="text">
      <style:text-properties fo:font-weight="normal" officeooo:rsid="001e6e42" style:font-weight-asian="normal" style:font-weight-complex="normal"/>
    </style:style>
    <style:style style:name="T7" style:family="text">
      <style:text-properties officeooo:rsid="001e52d9"/>
    </style:style>
    <style:style style:name="T8" style:family="text">
      <style:text-properties officeooo:rsid="001e6e42"/>
    </style:style>
    <style:style style:name="T9" style:family="text">
      <style:text-properties fo:font-weight="bold"/>
    </style:style>
    <style:style style:name="T10" style:family="text">
      <style:text-properties fo:font-weight="bold" officeooo:rsid="001e6e42" style:font-weight-asian="bold" style:font-weight-complex="bold"/>
    </style:style>
    <style:style style:name="T11" style:family="text">
      <style:text-properties fo:font-weight="bold" officeooo:rsid="00183dd5" style:font-weight-asian="bold" style:font-weight-complex="bold"/>
    </style:style>
    <style:style style:name="T12" style:family="text">
      <style:text-properties fo:font-weight="bold" officeooo:rsid="001dc98a" style:font-weight-asian="bold" style:font-weight-complex="bold"/>
    </style:style>
    <style:style style:name="T13" style:family="text">
      <style:text-properties officeooo:rsid="001f4a7e"/>
    </style:style>
    <style:style style:name="T14" style:family="text">
      <style:text-properties officeooo:rsid="001f975e"/>
    </style:style>
    <style:style style:name="T15" style:family="text">
      <style:text-properties officeooo:rsid="00213093"/>
    </style:style>
    <style:style style:name="T16" style:family="text">
      <style:text-properties officeooo:rsid="0022fd36"/>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P1"><text:span text:style-name="T1"/></text:p>
      <text:p text:style-name="P1"><text:span text:style-name="T1"/></text:p>
      <text:p text:style-name="P1"><text:span text:style-name="T1"/></text:p>
      <text:p text:style-name="P1"><text:span text:style-name="T1">Συστήματα Μικροϋπολογιστών – Αναφορά 2ης εργαστηριακής άσκησης:</text:span></text:p>
      <text:p text:style-name="P1"><text:span text:style-name="T1"/></text:p>
      <text:p text:style-name="P2"><text:span text:style-name="T1">Άσκηση_</text:span><text:span text:style-name="T5">3</text:span><text:span text:style-name="T1">_i</text:span></text:p>
      <text:p text:style-name="P1"><text:span text:style-name="T1"/></text:p>
      <text:p text:style-name="P4"><text:span text:style-name="T2">Σε αυτήν την άσκηση υλοποιούμε την εξομοίωση του εξής ολοκληρωμένου κυκλώματος:</text:span></text:p>
      <text:p text:style-name="P4"><text:span text:style-name="T2"/></text:p>
      <text:p text:style-name="P4"><text:span text:style-name="T2">(ΣΧΗΜΑ </text:span><text:span text:style-name="T4">1</text:span><text:span text:style-name="T2">)</text:span></text:p>
      <text:p text:style-name="P4"><text:span text:style-name="T2"/></text:p>
      <text:p text:style-name="P4"><text:span text:style-name="T3">Για την διαδικασία που ακολουθήσαμε α</text:span><text:span text:style-name="T2">ποθηκεύ</text:span><text:span text:style-name="T3">σα</text:span><text:span text:style-name="T2">με το αποτέλεσμά μας στον C, έχοντας ως βοηθητικό buffer τον B και </text:span><text:span text:style-name="T3">κάνοντας πράξεις, φυσικά, στον Α. Αρχικά λοιπόν παίρνουμε ένα ένα ψηφίο από την είσοδο μας απομ</text:span><text:span text:style-name="T5">ώ</text:span><text:span text:style-name="T3">ν</text:span><text:span text:style-name="T5">ο</text:span><text:span text:style-name="T3">ντάς το με RAL και βλέπουμε το κρατούμενο. </text:span><text:span text:style-name="T4">Υλοποιούμε σε πρώτο βήμα τις 4 πύλες XOR. Για να υλοποιήσουμε την κάθε πύλη</text:span><text:span text:style-name="T3"> </text:span><text:span text:style-name="T4">ουσιαστικά κοιτάμε αν έχουμε 0 με 1 (ή 1 με 0) στα συγκρινόμενα ψηφία ,οπότε και η XOR δίνει αποτέλεσμα TRUE (δηλαδή 1) . Αυτήν την </text:span><text:span text:style-name="T5">πράξη επαναλαμβάνουμε και για τα 8 bits της εισόδου (φυσικά σε ζεύγη, όπως δίνονται στο σχήμα). Το αποτέλεσμα αποθηκεύεται στον C. Σε δεύτερο στάδιο αποθηκεύουμε τα δύο τελευταία least significant bits και τα βάζουμε ως τελεσταίους σε μία OR. Αφού προηγουμένως “αδειάσουμε” το lsb του C , <text:s/>αποθηκεύουμε εκεί το αποτέλεσμα της OR. Το τελικό αποτέλεσμα περνιέται εκ νέου στον C και τα περιεχόμενα του οποίου εμφανίζουμε στα LEDS.</text:span></text:p>
      <text:p text:style-name="P4"><text:span text:style-name="T5"/></text:p>
      <text:p text:style-name="P5"><text:span text:style-name="T5">Ο κώδικάς μας είναι ο εξής:</text:span></text:p>
      <text:p text:style-name="P5"><text:span text:style-name="T5"/></text:p>
      <text:p text:style-name="P5"><text:span text:style-name="T5">(KΩΔΙΚΑΣ_1)</text:span></text:p>
      <text:p text:style-name="P5"><text:span text:style-name="T5"/></text:p>
      <text:p text:style-name="P3"><text:span text:style-name="T1">Άσκηση_4_</text:span><text:span text:style-name="T5">i</text:span></text:p>
      <text:p text:style-name="P3"><text:span text:style-name="T5"/></text:p>
      <text:p text:style-name="P6"><text:span text:style-name="T5">Σε αυτήν την άσκηση καταρχάς διαβάζουμε από τα dip switches 8 bits. Το κάθε πλήκτρο 0 έως 9 και A έως F , όπως φαίνεται από τον πίνακα κωδικών για την συνάρτηση KIND αντιστοιχεί σε δεκαεξαδικό αριθμό ο οποίος αρχίζει με 0 </text:span><text:span text:style-name="T8">και έχει ένα ακόμη 16αδικό ψηφίο διάφορο του μηδενός</text:span><text:span text:style-name="T5">. Ουσιαστικά δηλαδή θέλουμε ένα ψηφίο δεκαεξαδικού συστήματος για να περιγράψουμε ένα από τα ζητούμενα πλή</text:span><text:span text:style-name="T7">κ</text:span><text:span text:style-name="T5">τρα της μέσω της KIND. </text:span><text:span text:style-name="T7">Το ένα ψηφίο όμως 16δικού συστήματος αντιστοιχεί σε 4 bits δυαδικού συστήματος. Επομένως τα 8 bits της εισόδου επαρκούν ακριβώς </text:span><text:span text:style-name="T8">για την απεικόνιση των ζητουμένων</text:span><text:span text:style-name="T7">. Η λογική μας συνίσταται στο ότι παίρνουμε τα τέσσερα τελευταία lsb </text:span><text:span text:style-name="T8">της εισόδου τα απομονώνουμε, βάζουμε μηδενικά στα 4 πρώτα msb και καλούμε την KIND ώστε να τα εμφανίσει στον τελευταίο 7segment. Ομοίως παίρνουμε τα αρχικά msbits , τα μετακινούμε στα 4 lsbits και βάζουμε μηδενικά στα 4 msbits. Καλούμε πάλι την KIND για να τα τυπώσει στον δεύτερο 7segement.</text:span></text:p>
      <text:p text:style-name="P6"><text:span text:style-name="T8">Ο κώδικάς μας φαίνεται παρακάτω:</text:span></text:p>
      <text:p text:style-name="P6"><text:span text:style-name="T8"/></text:p>
      <text:p text:style-name="P6"><text:span text:style-name="T8">(ΚΩΔΙΚΑΣ_2)</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oft-page-break/><text:span text:style-name="T8"/></text:p>
      <text:p text:style-name="P6"><text:span text:style-name="T8"/></text:p>
      <text:p text:style-name="P6"><text:span text:style-name="T8"><text:s/></text:span><text:span text:style-name="T11">Άσκηση_4_</text:span><text:span text:style-name="T12">i</text:span><text:span text:style-name="T10">v</text:span></text:p>
      <text:p text:style-name="P6"><text:span text:style-name="T6"/></text:p>
      <text:p text:style-name="P8"><text:span text:style-name="T8">Η λογική μας σε αυτήν την άσκηση είναι ότι από τον δοθέντα αριθμό μετρήσαμε τις εκατοντάδες (που μπορεί να είναι μία ή μηδέν, διότι το πολύ μέχρι 127 θα μετρήσουμε κατά την εκφώνηση της άσκησης), τις δεκάδες και τις μονάδες </text:span><text:span text:style-name="T13">και το πρόσημο του αριθμού</text:span><text:span text:style-name="T8">. Οι εκατοντάδες, δεκάδες και μονάδες </text:span><text:span text:style-name="T13">του αριθμού </text:span><text:span text:style-name="T8">αποθηκεύονται στους καταχωρητές </text:span><text:span text:style-name="T13"><text:s/>D, B, C αντίστοιχα, ενώ το πρόσημο στον E. </text:span><text:span text:style-name="T15">Οι αριθμοί που δίνονται είναι από -128 έως 127.</text:span></text:p>
      <text:p text:style-name="P8"><text:span text:style-name="T13"/></text:p>
      <text:p text:style-name="P8"><text:span text:style-name="T13"/></text:p>
      <table:table table:name="Table1" table:style-name="Table1">
        <table:table-column table:style-name="Table1.A"/>
        <table:table-column table:style-name="Table1.B" table:number-columns-repeated="7"/>
        <table:table-column table:style-name="Table1.I"/>
        <table:table-column table:style-name="Table1.J"/>
        <table:table-row>
          <table:table-cell table:style-name="Table1.A1" office:value-type="string">
            <text:p text:style-name="P12"><text:a xlink:type="simple" xlink:href="http://en.wikipedia.org/wiki/Most_significant_bit">Most-<text:line-break/>significant<text:line-break/>bit</text:a></text:p>
          </table:table-cell>
          <table:table-cell table:style-name="Table1.B1" table:number-columns-spanned="9" office:value-type="string">
            <text:p text:style-name="P13"/>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16">0</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8">1</text:p>
          </table:table-cell>
          <table:table-cell table:style-name="Table1.B1" office:value-type="string">
            <text:p text:style-name="P15">=</text:p>
          </table:table-cell>
          <table:table-cell table:style-name="Table1.B1" office:value-type="string">
            <text:p text:style-name="P15">127</text:p>
          </table:table-cell>
        </table:table-row>
        <table:table-row>
          <table:table-cell table:style-name="Table1.A1" office:value-type="string">
            <text:p text:style-name="P16">0</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8">0</text:p>
          </table:table-cell>
          <table:table-cell table:style-name="Table1.B1" office:value-type="string">
            <text:p text:style-name="P15">=</text:p>
          </table:table-cell>
          <table:table-cell table:style-name="Table1.B1" office:value-type="string">
            <text:p text:style-name="P15">126</text:p>
          </table:table-cell>
        </table:table-row>
        <table:table-row>
          <table:table-cell table:style-name="Table1.A1" office:value-type="string">
            <text:p text:style-name="P16">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1</text:p>
          </table:table-cell>
          <table:table-cell table:style-name="Table1.B1" office:value-type="string">
            <text:p text:style-name="P18">0</text:p>
          </table:table-cell>
          <table:table-cell table:style-name="Table1.B1" office:value-type="string">
            <text:p text:style-name="P15">=</text:p>
          </table:table-cell>
          <table:table-cell table:style-name="Table1.B1" office:value-type="string">
            <text:p text:style-name="P15">2</text:p>
          </table:table-cell>
        </table:table-row>
        <table:table-row>
          <table:table-cell table:style-name="Table1.A1" office:value-type="string">
            <text:p text:style-name="P16">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8">1</text:p>
          </table:table-cell>
          <table:table-cell table:style-name="Table1.B1" office:value-type="string">
            <text:p text:style-name="P15">=</text:p>
          </table:table-cell>
          <table:table-cell table:style-name="Table1.B1" office:value-type="string">
            <text:p text:style-name="P15">1</text:p>
          </table:table-cell>
        </table:table-row>
        <table:table-row>
          <table:table-cell table:style-name="Table1.A1" office:value-type="string">
            <text:p text:style-name="P16">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8">0</text:p>
          </table:table-cell>
          <table:table-cell table:style-name="Table1.B1" office:value-type="string">
            <text:p text:style-name="P15">=</text:p>
          </table:table-cell>
          <table:table-cell table:style-name="Table1.B1" office:value-type="string">
            <text:p text:style-name="P15">0</text:p>
          </table:table-cell>
        </table:table-row>
        <table:table-row>
          <table:table-cell table:style-name="Table1.A1" office:value-type="string">
            <text:p text:style-name="P16">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8">1</text:p>
          </table:table-cell>
          <table:table-cell table:style-name="Table1.B1" office:value-type="string">
            <text:p text:style-name="P15">=</text:p>
          </table:table-cell>
          <table:table-cell table:style-name="Table1.B1" office:value-type="string">
            <text:p text:style-name="P12">−<text:span text:style-name="T9">1</text:span></text:p>
          </table:table-cell>
        </table:table-row>
        <table:table-row>
          <table:table-cell table:style-name="Table1.A1" office:value-type="string">
            <text:p text:style-name="P16">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7">1</text:p>
          </table:table-cell>
          <table:table-cell table:style-name="Table1.B1" office:value-type="string">
            <text:p text:style-name="P18">0</text:p>
          </table:table-cell>
          <table:table-cell table:style-name="Table1.B1" office:value-type="string">
            <text:p text:style-name="P15">=</text:p>
          </table:table-cell>
          <table:table-cell table:style-name="Table1.B1" office:value-type="string">
            <text:p text:style-name="P12">−<text:span text:style-name="T9">2</text:span></text:p>
          </table:table-cell>
        </table:table-row>
        <table:table-row>
          <table:table-cell table:style-name="Table1.A1" office:value-type="string">
            <text:p text:style-name="P16">1</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8">1</text:p>
          </table:table-cell>
          <table:table-cell table:style-name="Table1.B1" office:value-type="string">
            <text:p text:style-name="P15">=</text:p>
          </table:table-cell>
          <table:table-cell table:style-name="Table1.B1" office:value-type="string">
            <text:p text:style-name="P12">−<text:span text:style-name="T9">127</text:span></text:p>
          </table:table-cell>
        </table:table-row>
        <table:table-row>
          <table:table-cell table:style-name="Table1.A1" office:value-type="string">
            <text:p text:style-name="P16">1</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7">0</text:p>
          </table:table-cell>
          <table:table-cell table:style-name="Table1.B1" office:value-type="string">
            <text:p text:style-name="P18">0</text:p>
          </table:table-cell>
          <table:table-cell table:style-name="Table1.B1" office:value-type="string">
            <text:p text:style-name="P15">=</text:p>
          </table:table-cell>
          <table:table-cell table:style-name="Table1.B1" office:value-type="string">
            <text:p text:style-name="P12">−<text:span text:style-name="T9">128</text:span></text:p>
          </table:table-cell>
        </table:table-row>
      </table:table>
      <text:p text:style-name="P11"><text:bookmark text:name="toc"/><text:span text:style-name="T13"/></text:p>
      <table:table table:name="Table2" table:style-name="Table2">
        <table:table-column table:style-name="Table2.A"/>
        <table:table-row>
          <table:table-cell table:style-name="Table2.A1" office:value-type="string">
            <text:section text:style-name="Sect1" text:name="toctitle">
              <text:p text:style-name="P14"/>
            </text:section>
          </table:table-cell>
        </table:table-row>
      </table:table>
      <text:p text:style-name="P10"><text:span text:style-name="T16">(ΣΧΗΜΑ_2)</text:span></text:p>
      <text:p text:style-name="P8"><text:span text:style-name="T13"/></text:p>
      <text:p text:style-name="P8"><text:span text:style-name="T13">Για να γίνει αυτή η διαδικασία, βλέπουμε αν ο αριθμός μας είναι θετικός ή αρνητικός από το msb του. Εφόσον είναι θετικός αποθηκεύουμε στον Ε τον κωδικό της DCD ,10, ο οποίος αντιστοιχεί σε (κενό). Αν είναι αρνητικός τότε αποθηκεύουμε τον κωδικό 1C στον E, γιατί αυτός αντιστοιχεί σε μείον (-) στην DCD . Επίσης για να χειριστούμε τον <text:s/>υπόλοιπο αρνητικό αριθμό (ο οποίος είναι σε συμπλήρωμα ως προς 2), παίρνουμε το συμπλήρωμα ως προς 1 και προσθέτουμε 1. Αυτό το κάνουμε διότι το συμπλήρωμα ως προς 2 του συμπληρώματος ως προς 2 μας δίνει τον αρχικό (θετικό) αριθμό. Στην συνέχεια για να μετρήσουμε τις εκατοντάδες, δεκάδες και μονάδες, κοιτάμε αν ο αριθμός μας είναι μεγαλύτερος του 100. Αν ναι μετράμε μία εκατοντάδα και αφαιρούμε από τον αριθμό 100. Έπειτα (ή και αν ο αριθμός είναι &lt;100) μετράμε πόσες δεκάδες έχουμε. Αφαιρούμε 10 <text:s text:c="2"/>έως ότου να έχουμε </text:span><text:span text:style-name="T14">αρνητικό αριθμό και μετράμε πόσες φορές αφαιρέσαμε 10. μΕτά προσθέτουμε 10 για την διόρθωση του υπολοίπου. Το διορθωμένο υπόλοιπο είναι οι μονάδες. Αποθηκεύουμε τους καταχωρητές σε 6 συνεχόμενες θέσεις μνήμης (4 οι καταχωρητές + 2 με κωδικούς 10 για κενό, </text:span><text:span text:style-name="T15">ώστε να μην εμφανίζουν τίποτε</text:span><text:span text:style-name="T14">). </text:span><text:span text:style-name="T13"><text:s text:c="2"/></text:span><text:span text:style-name="T14">Πλέον</text:span><text:span text:style-name="T13"> </text:span><text:span text:style-name="T14">καλούμε την <text:s/>STDM , </text:span><text:span text:style-name="T15">αφού της “γνωστοποιούμε” που είναι αυτές οι 6 θέσεις μνήμης</text:span><text:span text:style-name="T14"> και </text:span><text:span text:style-name="T15">καλούμε και την</text:span><text:span text:style-name="T14"> DCD για την εμφάνιση στα 7segments και έχουμε τον αριθμό σε δεκαδική μορφή </text:span><text:span text:style-name="T15">μαζί με το πρόσημο στα 7 segments</text:span><text:span text:style-name="T14">.</text:span></text:p>
      <text:p text:style-name="P9"><text:span text:style-name="T15"/></text:p>
      <text:p text:style-name="P7"><text:span text:style-name="T14">(ΚΩΔΙΚΑΣ_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eni </meta:initial-creator>
    <meta:creation-date>2011-12-10T17:59:20</meta:creation-date>
    <dc:date>2011-12-10T20:00:39</dc:date>
    <dc:creator>Eleni </dc:creator>
    <meta:editing-duration>PT00H44M07S</meta:editing-duration>
    <meta:editing-cycles>6</meta:editing-cycles>
    <meta:generator>OpenOffice.org/3.2$Linux OpenOffice.org_project/320m19$Build-9505</meta:generator>
    <meta:document-statistic meta:table-count="2" meta:image-count="0" meta:object-count="0" meta:page-count="2" meta:paragraph-count="108" meta:word-count="746" meta:character-count="4006"/>
  </office:meta>
</office:document-meta>
</file>